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768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17.6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dotted" style:text-underline-width="auto" style:text-underline-color="font-color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ext-properties style:text-underline-style="dotted" style:text-underline-width="auto" style:text-und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dotted" style:text-underline-width="auto" style:text-underline-color="#007fa2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dotted" style:text-underline-width="auto" style:text-underline-color="#007fa2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use-window-font-color="true" style:font-name="Arial" fo:font-size="10pt" fo:font-weight="normal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tabla</text:p>
          </table:table-cell>
          <table:table-cell table:number-columns-repeated="11"/>
          <table:table-cell office:value-type="string" calcext:value-type="string">
            <text:p>relaciones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usuarios</text:p>
          </table:table-cell>
          <table:table-cell table:number-columns-repeated="11"/>
          <table:table-cell office:value-type="string" calcext:value-type="string">
            <text:p><text:span text:style-name="T1">usuario(</text:span><text:span text:style-name="T2">username, email, </text:span><text:span text:style-name="T3">fecha_de_alta, fecha_de_nacimiento, edad, nombre, apellido, </text:span><text:span text:style-name="T2">pais</text:span><text:span text:style-name="T3">)</text:span></text:p>
          </table:table-cell>
        </table:table-row>
        <table:table-row table:style-name="ro1">
          <table:table-cell table:style-name="ce2" office:value-type="string" calcext:value-type="string">
            <text:p>id_usuario</text:p>
          </table:table-cell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email</text:p>
          </table:table-cell>
          <table:table-cell office:value-type="string" calcext:value-type="string">
            <text:p>fecha de alta</text:p>
          </table:table-cell>
          <table:table-cell office:value-type="string" calcext:value-type="string">
            <text:p>fecha de nacimiento</text:p>
          </table:table-cell>
          <table:table-cell table:style-name="ce1" office:value-type="string" calcext:value-type="string">
            <text:p>eda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table:style-name="ce6" office:value-type="string" calcext:value-type="string">
            <text:p>pais</text:p>
          </table:table-cell>
          <table:table-cell office:value-type="string" calcext:value-type="string">
            <text:p>cantidad_de_ingresos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ublicaciones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<text:span text:style-name="T1">publicacion(</text:span><text:span text:style-name="T2">id_publicacion,</text:span><text:span text:style-name="T3"> contenido, cant_likes, cant_comentarios, url, visibilidad,</text:span><text:span text:style-name="T2">username</text:span><text:span text:style-name="T3">)</text:span></text:p>
          </table:table-cell>
        </table:table-row>
        <table:table-row table:style-name="ro2">
          <table:table-cell table:number-columns-repeated="2"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extos</text:p>
          </table:table-cell>
          <table:table-cell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 office:value-type="string" calcext:value-type="string">
            <text:p>texto</text:p>
          </table:table-cell>
          <table:table-cell table:style-name="Default"/>
          <table:table-cell table:number-columns-repeated="4"/>
          <table:table-cell office:value-type="string" calcext:value-type="string">
            <text:p><text:span text:style-name="T1">texto(</text:span><text:span text:style-name="T2">id_publicacion,</text:span><text:span text:style-name="T3"> contenido, cant_likes, cant_comentarios, url, visibilidad,</text:span><text:span text:style-name="T2">username</text:span><text:span text:style-name="T3"> ,texto)</text:span></text:p>
          </table:table-cell>
        </table:table-row>
        <table:table-row table:style-name="ro2">
          <table:table-cell table:number-columns-repeated="2"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magenes</text:p>
          </table:table-cell>
          <table:table-cell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 office:value-type="string" calcext:value-type="string">
            <text:p>foto</text:p>
          </table:table-cell>
          <table:table-cell table:style-name="Default"/>
          <table:table-cell table:number-columns-repeated="4"/>
          <table:table-cell office:value-type="string" calcext:value-type="string">
            <text:p><text:span text:style-name="T1">imagen(</text:span><text:span text:style-name="T2">id_publicacion,</text:span><text:span text:style-name="T3"> contenido, cant_likes, cant_comentarios, url, visibilidad,</text:span><text:span text:style-name="T2">username</text:span><text:span text:style-name="T3">, resolucion_imagen)</text:span></text:p>
          </table:table-cell>
        </table:table-row>
        <table:table-row table:style-name="ro2">
          <table:table-cell table:number-columns-repeated="2"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ideos</text:p>
          </table:table-cell>
          <table:table-cell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 office:value-type="string" calcext:value-type="string">
            <text:p>duracion</text:p>
          </table:table-cell>
          <table:table-cell table:style-name="Default" office:value-type="string" calcext:value-type="string">
            <text:p>calidad</text:p>
          </table:table-cell>
          <table:table-cell table:number-columns-repeated="4"/>
          <table:table-cell office:value-type="string" calcext:value-type="string">
            <text:p><text:span text:style-name="T1">video(</text:span><text:span text:style-name="T2">id_publicacion,</text:span><text:span text:style-name="T3"> contenido, cant_likes, cant_comentarios, url, visibilidad,</text:span><text:span text:style-name="T2">username</text:span><text:span text:style-name="T3">, resolucion_video)</text:span>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Default" office:value-type="string" calcext:value-type="string">
            <text:p>mensajes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d_mensaje</text:p>
          </table:table-cell>
          <table:table-cell office:value-type="string" calcext:value-type="string">
            <text:p>estado</text:p>
          </table:table-cell>
          <table:table-cell table:style-name="Default" office:value-type="string" calcext:value-type="string">
            <text:p>contenido</text:p>
          </table:table-cell>
          <table:table-cell table:style-name="Default" office:value-type="string" calcext:value-type="string">
            <text:p>fecha_de_envio</text:p>
          </table:table-cell>
          <table:table-cell table:number-columns-repeated="2" table:style-name="ce7" office:value-type="string" calcext:value-type="string">
            <text:p>id_usuario</text:p>
          </table:table-cell>
          <table:table-cell table:number-columns-repeated="6"/>
          <table:table-cell office:value-type="string" calcext:value-type="string">
            <text:p><text:span text:style-name="T1">pais(</text:span><text:span text:style-name="T2">nombre</text:span><text:span text:style-name="T3">)</text:span>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grupos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id_grupo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descripcion</text:p>
          </table:table-cell>
          <table:table-cell table:style-name="Default" office:value-type="string" calcext:value-type="string">
            <text:p>fecha_de_creacion</text:p>
          </table:table-cell>
          <table:table-cell table:style-name="Default"/>
          <table:table-cell table:number-columns-repeated="7"/>
          <table:table-cell office:value-type="string" calcext:value-type="string">
            <text:p><text:span text:style-name="T1">comentario(id_comentario, contenido, </text:span><text:span text:style-name="T2">username, email, id_publicacion)</text:span>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4" office:value-type="string" calcext:value-type="string">
            <text:p>usuariosYGrupos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id_usuario</text:p>
          </table:table-cell>
          <table:table-cell table:style-name="ce7" office:value-type="string" calcext:value-type="string">
            <text:p>id_grupo</text:p>
          </table:table-cell>
          <table:table-cell office:value-type="string" calcext:value-type="string">
            <text:p>fecha_de_ingreso</text:p>
          </table:table-cell>
          <table:table-cell table:number-columns-repeated="9"/>
          <table:table-cell office:value-type="string" calcext:value-type="string">
            <text:p><text:span text:style-name="T1">amistad(</text:span><text:span text:style-name="T2">username,email, username,email, </text:span><text:span text:style-name="T3">fecha_de_inicio)</text:span>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comentario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id_comentario</text:p>
          </table:table-cell>
          <table:table-cell table:style-name="ce1" office:value-type="string" calcext:value-type="string">
            <text:p>contenido</text:p>
          </table:table-cell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id_publicacion</text:p>
          </table:table-cell>
          <table:table-cell table:number-columns-repeated="7"/>
          <table:table-cell office:value-type="string" calcext:value-type="string">
            <text:p><text:span text:style-name="T1">reaccion(</text:span><text:span text:style-name="T2">username, email, id_publicacion,</text:span><text:span text:style-name="T3"> fecha_hora)</text:span>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amistad</text:p>
          </table:table-cell>
          <table:table-cell table:number-columns-repeated="12"/>
        </table:table-row>
        <table:table-row table:style-name="ro1">
          <table:table-cell table:number-columns-repeated="2" table:style-name="ce6" office:value-type="string" calcext:value-type="string">
            <text:p>id_usuario</text:p>
          </table:table-cell>
          <table:table-cell office:value-type="string" calcext:value-type="string">
            <text:p>fecha_de_Inicio</text:p>
          </table:table-cell>
          <table:table-cell table:style-name="ce6"/>
          <table:table-cell table:style-name="Default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reaccion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id_publicacion</text:p>
          </table:table-cell>
          <table:table-cell office:value-type="string" calcext:value-type="string">
            <text:p>fecha_hora</text:p>
          </table:table-cell>
          <table:table-cell table:number-columns-repeated="9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 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 "> </number:text>
    </number:currency-style>
    <number:currency-style style:name="N126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currency-style>
    <number:currency-style style:name="N126P2" style:volatile="true">
      <number:text loext:blank-width-char=" "> </number:text>
      <number:currency-symbol/>
      <number:text> </number:text>
      <number:fill-character> </number:fill-character>
      <number:text loext:blank-width-char=" 1">- </number:text>
    </number:currency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 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28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28P2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currency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20:04:29</meta:creation-date>
    <dc:language>es-AR</dc:language>
    <meta:print-date>2025-09-13T23:31:19</meta:print-date>
    <dc:date>2025-09-17T17:41:59.404583431</dc:date>
    <meta:editing-cycles>5</meta:editing-cycles>
    <meta:editing-duration>PT26M3S</meta:editing-duration>
    <meta:generator>LibreOffice/25.2.3.2$Linux_X86_64 LibreOffice_project/520$Build-2</meta:generator>
    <meta:document-statistic meta:table-count="1" meta:cell-count="85" meta:object-count="0"/>
    <meta:user-defined meta:name="AppVersion">15.0000</meta:user-defined>
  </office:meta>
</office:document-meta>
</file>